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B70]+[.B71]+[.E50]" office:value-type="float" office:value="85" calcext:value-type="float">
            <text:p>85</text:p>
          </table:table-cell>
          <table:table-cell table:formula="of:=[.D54]-40"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9" calcext:value-type="date">
            <text:p>29.09.1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9">00.00.0000</text:date>, <text:time style:data-style-name="N2" text:time-value="16:11:42.6872912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6:15:24.879670909</meta:creation-date>
    <meta:generator>LibreOffice/6.2.7.1$Linux_X86_64 LibreOffice_project/20$Build-1</meta:generator>
    <dc:date>2019-09-29T16:11:53.968753638</dc:date>
    <meta:editing-duration>P1DT1H41M41S</meta:editing-duration>
    <meta:editing-cycles>158</meta:editing-cycles>
    <meta:document-statistic meta:table-count="1" meta:cell-count="147" meta:object-count="0"/>
  </office:meta>
</office:document-meta>
</file>